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start_docker_time</text:p>
          </table:table-cell>
          <table:table-cell table:style-name="Default" office:value-type="string" calcext:value-type="string">
            <text:p>end_hadoop_ time</text:p>
          </table:table-cell>
          <table:table-cell office:value-type="string" calcext:value-type="string">
            <text:p>Duration 1</text:p>
          </table:table-cell>
          <table:table-cell table:style-name="Default" office:value-type="string" calcext:value-type="string">
            <text:p>start_teragen time</text:p>
          </table:table-cell>
          <table:table-cell table:style-name="Default" office:value-type="string" calcext:value-type="string">
            <text:p>end_teragen time</text:p>
          </table:table-cell>
          <table:table-cell office:value-type="string" calcext:value-type="string">
            <text:p>Duration 2</text:p>
          </table:table-cell>
        </table:table-row>
        <table:table-row table:style-name="ro1">
          <table:table-cell office:value-type="string" calcext:value-type="string">
            <text:p>nostress</text:p>
          </table:table-cell>
          <table:table-cell office:value-type="time" office:time-value="PT11H30M31S" calcext:value-type="time">
            <text:p>11:30:31 AM</text:p>
          </table:table-cell>
          <table:table-cell office:value-type="time" office:time-value="PT11H31M13S" calcext:value-type="time">
            <text:p>11:31:13 AM</text:p>
          </table:table-cell>
          <table:table-cell table:style-name="ce2" office:value-type="float" office:value="42" calcext:value-type="float">
            <text:p>42</text:p>
          </table:table-cell>
          <table:table-cell office:value-type="time" office:time-value="PT11H31M43S" calcext:value-type="time">
            <text:p>11:31:43 AM</text:p>
          </table:table-cell>
          <table:table-cell office:value-type="time" office:time-value="PT11H32M39S" calcext:value-type="time">
            <text:p>11:32:39 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1H30M31S" calcext:value-type="time">
            <text:p>11:30:31 AM</text:p>
          </table:table-cell>
          <table:table-cell office:value-type="time" office:time-value="PT11H31M21S" calcext:value-type="time">
            <text:p>11:31:21 AM</text:p>
          </table:table-cell>
          <table:table-cell office:value-type="float" office:value="50" calcext:value-type="float">
            <text:p>50</text:p>
          </table:table-cell>
          <table:table-cell office:value-type="time" office:time-value="PT11H31M51S" calcext:value-type="time">
            <text:p>11:31:51 AM</text:p>
          </table:table-cell>
          <table:table-cell office:value-type="time" office:time-value="PT11H32M51S" calcext:value-type="time">
            <text:p>11:32:51 A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time" office:time-value="PT11H30M31S" calcext:value-type="time">
            <text:p>11:30:31 AM</text:p>
          </table:table-cell>
          <table:table-cell office:value-type="time" office:time-value="PT11H31M23S" calcext:value-type="time">
            <text:p>11:31:23 AM</text:p>
          </table:table-cell>
          <table:table-cell office:value-type="float" office:value="52" calcext:value-type="float">
            <text:p>52</text:p>
          </table:table-cell>
          <table:table-cell office:value-type="time" office:time-value="PT11H31M53S" calcext:value-type="time">
            <text:p>11:31:53 AM</text:p>
          </table:table-cell>
          <table:table-cell office:value-type="time" office:time-value="PT11H32M50S" calcext:value-type="time">
            <text:p>11:32:50 A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time" office:time-value="PT11H30M31S" calcext:value-type="time">
            <text:p>11:30:31 AM</text:p>
          </table:table-cell>
          <table:table-cell office:value-type="time" office:time-value="PT11H31M12S" calcext:value-type="time">
            <text:p>11:31:12 AM</text:p>
          </table:table-cell>
          <table:table-cell office:value-type="float" office:value="41" calcext:value-type="float">
            <text:p>41</text:p>
          </table:table-cell>
          <table:table-cell office:value-type="time" office:time-value="PT11H31M42S" calcext:value-type="time">
            <text:p>11:31:42 AM</text:p>
          </table:table-cell>
          <table:table-cell office:value-type="time" office:time-value="PT11H32M37S" calcext:value-type="time">
            <text:p>11:32:37 AM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time" office:time-value="PT11H30M31S" calcext:value-type="time">
            <text:p>11:30:31 AM</text:p>
          </table:table-cell>
          <table:table-cell office:value-type="time" office:time-value="PT11H31M20S" calcext:value-type="time">
            <text:p>11:31:20 AM</text:p>
          </table:table-cell>
          <table:table-cell office:value-type="float" office:value="49" calcext:value-type="float">
            <text:p>49</text:p>
          </table:table-cell>
          <table:table-cell office:value-type="time" office:time-value="PT11H31M50S" calcext:value-type="time">
            <text:p>11:31:50 AM</text:p>
          </table:table-cell>
          <table:table-cell office:value-type="time" office:time-value="PT11H32M48S" calcext:value-type="time">
            <text:p>11:32:48 AM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time" office:time-value="PT11H30M31S" calcext:value-type="time">
            <text:p>11:30:31 AM</text:p>
          </table:table-cell>
          <table:table-cell office:value-type="time" office:time-value="PT11H31M12S" calcext:value-type="time">
            <text:p>11:31:12 AM</text:p>
          </table:table-cell>
          <table:table-cell office:value-type="float" office:value="41" calcext:value-type="float">
            <text:p>41</text:p>
          </table:table-cell>
          <table:table-cell office:value-type="time" office:time-value="PT11H31M42S" calcext:value-type="time">
            <text:p>11:31:42 AM</text:p>
          </table:table-cell>
          <table:table-cell office:value-type="time" office:time-value="PT11H32M38S" calcext:value-type="time">
            <text:p>11:32:38 AM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time" office:time-value="PT11H30M31S" calcext:value-type="time">
            <text:p>11:30:31 AM</text:p>
          </table:table-cell>
          <table:table-cell office:value-type="time" office:time-value="PT11H31M21S" calcext:value-type="time">
            <text:p>11:31:21 AM</text:p>
          </table:table-cell>
          <table:table-cell office:value-type="float" office:value="50" calcext:value-type="float">
            <text:p>50</text:p>
          </table:table-cell>
          <table:table-cell office:value-type="time" office:time-value="PT11H31M51S" calcext:value-type="time">
            <text:p>11:31:51 AM</text:p>
          </table:table-cell>
          <table:table-cell office:value-type="time" office:time-value="PT11H32M51S" calcext:value-type="time">
            <text:p>11:32:51 A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time" office:time-value="PT11H30M31S" calcext:value-type="time">
            <text:p>11:30:31 AM</text:p>
          </table:table-cell>
          <table:table-cell office:value-type="time" office:time-value="PT11H31M17S" calcext:value-type="time">
            <text:p>11:31:17 AM</text:p>
          </table:table-cell>
          <table:table-cell office:value-type="float" office:value="46" calcext:value-type="float">
            <text:p>46</text:p>
          </table:table-cell>
          <table:table-cell office:value-type="time" office:time-value="PT11H31M47S" calcext:value-type="time">
            <text:p>11:31:47 AM</text:p>
          </table:table-cell>
          <table:table-cell office:value-type="time" office:time-value="PT11H32M44S" calcext:value-type="time">
            <text:p>11:32:44 A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number-columns-repeated="2"/>
          <table:table-cell table:formula="of:=([.D2]+[.D3]+[.D4]+[.D5]+[.D6]+[.D7]+[.D8]+[.D9])/8" office:value-type="float" office:value="46.375" calcext:value-type="float">
            <text:p>46.375</text:p>
          </table:table-cell>
          <table:table-cell table:style-name="Default" table:number-columns-repeated="2"/>
          <table:table-cell table:formula="of:==([.G2]+[.G3]+[.G4]+[.G5]+[.G6]+[.G7]+[.G8]+[.G9])/8" office:value-type="float" office:value="57.375" calcext:value-type="float">
            <text:p>57.375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start_docker_time</text:p>
          </table:table-cell>
          <table:table-cell table:style-name="Default" office:value-type="string" calcext:value-type="string">
            <text:p>end_hadoop_ time</text:p>
          </table:table-cell>
          <table:table-cell office:value-type="string" calcext:value-type="string">
            <text:p>Duration 1</text:p>
          </table:table-cell>
          <table:table-cell table:style-name="Default" office:value-type="string" calcext:value-type="string">
            <text:p>start_teragen time</text:p>
          </table:table-cell>
          <table:table-cell table:style-name="Default" office:value-type="string" calcext:value-type="string">
            <text:p>end_teragen time</text:p>
          </table:table-cell>
          <table:table-cell office:value-type="string" calcext:value-type="string">
            <text:p>Duration 2</text:p>
          </table:table-cell>
        </table:table-row>
        <table:table-row table:style-name="ro1">
          <table:table-cell office:value-type="string" calcext:value-type="string">
            <text:p>cpu4_stress</text:p>
          </table:table-cell>
          <table:table-cell office:value-type="time" office:time-value="PT11H54M01S" calcext:value-type="time">
            <text:p>11:54:01 AM</text:p>
          </table:table-cell>
          <table:table-cell office:value-type="time" office:time-value="PT11H55M20S" calcext:value-type="time">
            <text:p>11:55:20 AM</text:p>
          </table:table-cell>
          <table:table-cell office:value-type="float" office:value="79" calcext:value-type="float">
            <text:p>79</text:p>
          </table:table-cell>
          <table:table-cell office:value-type="time" office:time-value="PT11H55M50S" calcext:value-type="time">
            <text:p>11:55:50 AM</text:p>
          </table:table-cell>
          <table:table-cell office:value-type="time" office:time-value="PT11H57M53S" calcext:value-type="time">
            <text:p>11:57:53 AM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1H54M01S" calcext:value-type="time">
            <text:p>11:54:01 AM</text:p>
          </table:table-cell>
          <table:table-cell office:value-type="time" office:time-value="PT11H55M24S" calcext:value-type="time">
            <text:p>11:55:24 AM</text:p>
          </table:table-cell>
          <table:table-cell office:value-type="float" office:value="83" calcext:value-type="float">
            <text:p>83</text:p>
          </table:table-cell>
          <table:table-cell office:value-type="time" office:time-value="PT11H55M54S" calcext:value-type="time">
            <text:p>11:55:54 AM</text:p>
          </table:table-cell>
          <table:table-cell office:value-type="time" office:time-value="PT11H57M56S" calcext:value-type="time">
            <text:p>11:57:56 AM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time" office:time-value="PT11H54M01S" calcext:value-type="time">
            <text:p>11:54:01 AM</text:p>
          </table:table-cell>
          <table:table-cell office:value-type="time" office:time-value="PT11H55M26S" calcext:value-type="time">
            <text:p>11:55:26 AM</text:p>
          </table:table-cell>
          <table:table-cell office:value-type="float" office:value="85" calcext:value-type="float">
            <text:p>85</text:p>
          </table:table-cell>
          <table:table-cell office:value-type="time" office:time-value="PT11H55M56S" calcext:value-type="time">
            <text:p>11:55:56 AM</text:p>
          </table:table-cell>
          <table:table-cell office:value-type="time" office:time-value="PT11H57M54S" calcext:value-type="time">
            <text:p>11:57:54 AM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time" office:time-value="PT11H54M01S" calcext:value-type="time">
            <text:p>11:54:01 AM</text:p>
          </table:table-cell>
          <table:table-cell office:value-type="time" office:time-value="PT11H55M27S" calcext:value-type="time">
            <text:p>11:55:27 AM</text:p>
          </table:table-cell>
          <table:table-cell office:value-type="float" office:value="86" calcext:value-type="float">
            <text:p>86</text:p>
          </table:table-cell>
          <table:table-cell office:value-type="time" office:time-value="PT11H55M57S" calcext:value-type="time">
            <text:p>11:55:57 AM</text:p>
          </table:table-cell>
          <table:table-cell office:value-type="time" office:time-value="PT11H57M42S" calcext:value-type="time">
            <text:p>11:57:42 AM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time" office:time-value="PT11H54M01S" calcext:value-type="time">
            <text:p>11:54:01 AM</text:p>
          </table:table-cell>
          <table:table-cell office:value-type="time" office:time-value="PT11H55M18S" calcext:value-type="time">
            <text:p>11:55:18 AM</text:p>
          </table:table-cell>
          <table:table-cell office:value-type="float" office:value="77" calcext:value-type="float">
            <text:p>77</text:p>
          </table:table-cell>
          <table:table-cell office:value-type="time" office:time-value="PT11H55M48S" calcext:value-type="time">
            <text:p>11:55:48 AM</text:p>
          </table:table-cell>
          <table:table-cell office:value-type="time" office:time-value="PT11H57M52S" calcext:value-type="time">
            <text:p>11:57:52 AM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time" office:time-value="PT11H54M01S" calcext:value-type="time">
            <text:p>11:54:01 AM</text:p>
          </table:table-cell>
          <table:table-cell office:value-type="time" office:time-value="PT11H55M25S" calcext:value-type="time">
            <text:p>11:55:25 AM</text:p>
          </table:table-cell>
          <table:table-cell office:value-type="float" office:value="84" calcext:value-type="float">
            <text:p>84</text:p>
          </table:table-cell>
          <table:table-cell office:value-type="time" office:time-value="PT11H55M55S" calcext:value-type="time">
            <text:p>11:55:55 AM</text:p>
          </table:table-cell>
          <table:table-cell office:value-type="time" office:time-value="PT11H57M51S" calcext:value-type="time">
            <text:p>11:57:51 A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11H54M01S" calcext:value-type="time">
            <text:p>11:54:01 AM</text:p>
          </table:table-cell>
          <table:table-cell office:value-type="time" office:time-value="PT11H55M22S" calcext:value-type="time">
            <text:p>11:55:22 AM</text:p>
          </table:table-cell>
          <table:table-cell office:value-type="float" office:value="81" calcext:value-type="float">
            <text:p>81</text:p>
          </table:table-cell>
          <table:table-cell office:value-type="time" office:time-value="PT11H55M52S" calcext:value-type="time">
            <text:p>11:55:52 AM</text:p>
          </table:table-cell>
          <table:table-cell office:value-type="time" office:time-value="PT11H57M48S" calcext:value-type="time">
            <text:p>11:57:48 A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11H54M01S" calcext:value-type="time">
            <text:p>11:54:01 AM</text:p>
          </table:table-cell>
          <table:table-cell office:value-type="time" office:time-value="PT11H55M24S" calcext:value-type="time">
            <text:p>11:55:24 AM</text:p>
          </table:table-cell>
          <table:table-cell office:value-type="float" office:value="83" calcext:value-type="float">
            <text:p>83</text:p>
          </table:table-cell>
          <table:table-cell office:value-type="time" office:time-value="PT11H55M54S" calcext:value-type="time">
            <text:p>11:55:54 AM</text:p>
          </table:table-cell>
          <table:table-cell office:value-type="time" office:time-value="PT11H57M55S" calcext:value-type="time">
            <text:p>11:57:55 AM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number-columns-repeated="2"/>
          <table:table-cell table:formula="of:=SUM([.D14:.D21])/8" office:value-type="float" office:value="82.25" calcext:value-type="float">
            <text:p>82.25</text:p>
          </table:table-cell>
          <table:table-cell table:style-name="Default" table:number-columns-repeated="2"/>
          <table:table-cell table:formula="of:=SUM([.G14:.G21])/8" office:value-type="float" office:value="118.625" calcext:value-type="float">
            <text:p>118.625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start_docker_time</text:p>
          </table:table-cell>
          <table:table-cell table:style-name="Default" office:value-type="string" calcext:value-type="string">
            <text:p>end_hadoop_ time</text:p>
          </table:table-cell>
          <table:table-cell office:value-type="string" calcext:value-type="string">
            <text:p>Duration 1</text:p>
          </table:table-cell>
          <table:table-cell table:style-name="Default" office:value-type="string" calcext:value-type="string">
            <text:p>start_teragen time</text:p>
          </table:table-cell>
          <table:table-cell table:style-name="Default" office:value-type="string" calcext:value-type="string">
            <text:p>end_teragen time</text:p>
          </table:table-cell>
          <table:table-cell office:value-type="string" calcext:value-type="string">
            <text:p>Duration 2</text:p>
          </table:table-cell>
        </table:table-row>
        <table:table-row table:style-name="ro1">
          <table:table-cell office:value-type="string" calcext:value-type="string">
            <text:p>cpu6_stress</text:p>
          </table:table-cell>
          <table:table-cell office:value-type="time" office:time-value="PT12H26M55S" calcext:value-type="time">
            <text:p>12:26:55 PM</text:p>
          </table:table-cell>
          <table:table-cell office:value-type="time" office:time-value="PT12H29M52S" calcext:value-type="time">
            <text:p>12:29:52 PM</text:p>
          </table:table-cell>
          <table:table-cell office:value-type="float" office:value="177" calcext:value-type="float">
            <text:p>177</text:p>
          </table:table-cell>
          <table:table-cell office:value-type="time" office:time-value="PT12H30M22S" calcext:value-type="time">
            <text:p>12:30:22 PM</text:p>
          </table:table-cell>
          <table:table-cell office:value-type="time" office:time-value="PT12H35M36S" calcext:value-type="time">
            <text:p>12:35:36 PM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30M07S" calcext:value-type="time">
            <text:p>12:30:07 PM</text:p>
          </table:table-cell>
          <table:table-cell office:value-type="float" office:value="192" calcext:value-type="float">
            <text:p>192</text:p>
          </table:table-cell>
          <table:table-cell office:value-type="time" office:time-value="PT12H30M37S" calcext:value-type="time">
            <text:p>12:30:37 PM</text:p>
          </table:table-cell>
          <table:table-cell office:value-type="time" office:time-value="PT12H35M06S" calcext:value-type="time">
            <text:p>12:35:06 PM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30M09S" calcext:value-type="time">
            <text:p>12:30:09 PM</text:p>
          </table:table-cell>
          <table:table-cell office:value-type="float" office:value="184" calcext:value-type="float">
            <text:p>184</text:p>
          </table:table-cell>
          <table:table-cell office:value-type="time" office:time-value="PT12H30M39S" calcext:value-type="time">
            <text:p>12:30:39 PM</text:p>
          </table:table-cell>
          <table:table-cell office:value-type="time" office:time-value="PT12H35M38S" calcext:value-type="time">
            <text:p>12:35:38 PM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30M04S" calcext:value-type="time">
            <text:p>12:30:04 PM</text:p>
          </table:table-cell>
          <table:table-cell office:value-type="float" office:value="189" calcext:value-type="float">
            <text:p>189</text:p>
          </table:table-cell>
          <table:table-cell office:value-type="time" office:time-value="PT12H30M34S" calcext:value-type="time">
            <text:p>12:30:34 PM</text:p>
          </table:table-cell>
          <table:table-cell office:value-type="time" office:time-value="PT12H35M37S" calcext:value-type="time">
            <text:p>12:35:37 PM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29M50S" calcext:value-type="time">
            <text:p>12:29:50 PM</text:p>
          </table:table-cell>
          <table:table-cell office:value-type="float" office:value="175" calcext:value-type="float">
            <text:p>175</text:p>
          </table:table-cell>
          <table:table-cell office:value-type="time" office:time-value="PT12H29M50S" calcext:value-type="time">
            <text:p>12:29:50 PM</text:p>
          </table:table-cell>
          <table:table-cell office:value-type="time" office:time-value="PT12H35M32S" calcext:value-type="time">
            <text:p>12:35:32 PM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30M07S" calcext:value-type="time">
            <text:p>12:30:07 PM</text:p>
          </table:table-cell>
          <table:table-cell office:value-type="float" office:value="192" calcext:value-type="float">
            <text:p>192</text:p>
          </table:table-cell>
          <table:table-cell office:value-type="time" office:time-value="PT12H30M37S" calcext:value-type="time">
            <text:p>12:30:37 PM</text:p>
          </table:table-cell>
          <table:table-cell office:value-type="time" office:time-value="PT12H35M33S" calcext:value-type="time">
            <text:p>12:35:33 PM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30M08S" calcext:value-type="time">
            <text:p>12:30:08 PM</text:p>
          </table:table-cell>
          <table:table-cell office:value-type="float" office:value="193" calcext:value-type="float">
            <text:p>193</text:p>
          </table:table-cell>
          <table:table-cell office:value-type="time" office:time-value="PT12H30M38S" calcext:value-type="time">
            <text:p>12:30:38 PM</text:p>
          </table:table-cell>
          <table:table-cell office:value-type="time" office:time-value="PT12H35M26S" calcext:value-type="time">
            <text:p>12:35:26 PM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time" office:time-value="PT12H26M55S" calcext:value-type="time">
            <text:p>12:26:55 PM</text:p>
          </table:table-cell>
          <table:table-cell office:value-type="time" office:time-value="PT12H30M02S" calcext:value-type="time">
            <text:p>12:30:02 PM</text:p>
          </table:table-cell>
          <table:table-cell office:value-type="float" office:value="187" calcext:value-type="float">
            <text:p>187</text:p>
          </table:table-cell>
          <table:table-cell office:value-type="time" office:time-value="PT12H30M32S" calcext:value-type="time">
            <text:p>12:30:32 PM</text:p>
          </table:table-cell>
          <table:table-cell office:value-type="time" office:time-value="PT12H35M37S" calcext:value-type="time">
            <text:p>12:35:37 PM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number-columns-repeated="2"/>
          <table:table-cell table:formula="of:=SUM([.D27:.D34])/8" office:value-type="float" office:value="186.125" calcext:value-type="float">
            <text:p>186.125</text:p>
          </table:table-cell>
          <table:table-cell table:style-name="Default" table:number-columns-repeated="2"/>
          <table:table-cell table:formula="of:=SUM([.G27:.G34])/8" office:value-type="float" office:value="302" calcext:value-type="float">
            <text:p>30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start_docker_time</text:p>
          </table:table-cell>
          <table:table-cell table:style-name="Default" office:value-type="string" calcext:value-type="string">
            <text:p>end_hadoop_ time</text:p>
          </table:table-cell>
          <table:table-cell office:value-type="string" calcext:value-type="string">
            <text:p>Duration 1</text:p>
          </table:table-cell>
          <table:table-cell table:style-name="Default" office:value-type="string" calcext:value-type="string">
            <text:p>start_teragen time</text:p>
          </table:table-cell>
          <table:table-cell table:style-name="Default" office:value-type="string" calcext:value-type="string">
            <text:p>end_teragen time</text:p>
          </table:table-cell>
          <table:table-cell office:value-type="string" calcext:value-type="string">
            <text:p>Duration 2</text:p>
          </table:table-cell>
        </table:table-row>
        <table:table-row table:style-name="ro1">
          <table:table-cell office:value-type="string" calcext:value-type="string">
            <text:p>cpu8_stress</text:p>
          </table:table-cell>
          <table:table-cell office:value-type="time" office:time-value="PT12H58M33S" calcext:value-type="time">
            <text:p>12:58:33 PM</text:p>
          </table:table-cell>
          <table:table-cell office:value-type="time" office:time-value="PT13H04M45S" calcext:value-type="time">
            <text:p>01:04:45 PM</text:p>
          </table:table-cell>
          <table:table-cell office:value-type="float" office:value="372" calcext:value-type="float">
            <text:p>372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41S" calcext:value-type="time">
            <text:p>01:04:41 PM</text:p>
          </table:table-cell>
          <table:table-cell office:value-type="float" office:value="368" calcext:value-type="float">
            <text:p>368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33S" calcext:value-type="time">
            <text:p>01:04:33 PM</text:p>
          </table:table-cell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29S" calcext:value-type="time">
            <text:p>01:04:29 PM</text:p>
          </table:table-cell>
          <table:table-cell office:value-type="float" office:value="356" calcext:value-type="float">
            <text:p>356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42S" calcext:value-type="time">
            <text:p>01:04:42 PM</text:p>
          </table:table-cell>
          <table:table-cell office:value-type="float" office:value="369" calcext:value-type="float">
            <text:p>369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42S" calcext:value-type="time">
            <text:p>01:04:42 PM</text:p>
          </table:table-cell>
          <table:table-cell office:value-type="float" office:value="369" calcext:value-type="float">
            <text:p>369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43S" calcext:value-type="time">
            <text:p>01:04:43 PM</text:p>
          </table:table-cell>
          <table:table-cell office:value-type="float" office:value="370" calcext:value-type="float">
            <text:p>370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time" office:time-value="PT12H58M33S" calcext:value-type="time">
            <text:p>12:58:33 PM</text:p>
          </table:table-cell>
          <table:table-cell office:value-type="time" office:time-value="PT13H04M43S" calcext:value-type="time">
            <text:p>01:04:43 PM</text:p>
          </table:table-cell>
          <table:table-cell office:value-type="float" office:value="370" calcext:value-type="float">
            <text:p>370</text:p>
          </table:table-cell>
          <table:table-cell table:style-name="Default" office:value-type="string" calcext:value-type="string">
            <text:p>failed because the available resources does not meet the requirement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formula="of:=SUM([.D38:.D45])/8" office:value-type="float" office:value="366.75" calcext:value-type="float">
            <text:p>366.75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1:39:17.183795693</meta:creation-date>
    <dc:date>2015-05-05T13:19:20.685700251</dc:date>
    <meta:editing-duration>PT1H31M40S</meta:editing-duration>
    <meta:editing-cycles>12</meta:editing-cycles>
    <meta:generator>LibreOffice/4.2.7.2$Linux_X86_64 LibreOffice_project/420m0$Build-2</meta:generator>
    <meta:document-statistic meta:table-count="1" meta:cell-count="216" meta:object-count="0"/>
  </office:meta>
</office:document-meta>
</file>